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T1" style:family="text">
      <style:text-properties style:font-name="Courier 10 Pitch1" fo:font-size="15pt" style:font-size-asian="15pt" style:font-size-complex="15pt"/>
    </style:style>
    <style:style style:name="T2" style:family="text">
      <style:text-properties style:font-name="Liberation Sans2" fo:font-size="32pt" style:font-size-asian="32pt" style:font-size-complex="32pt"/>
    </style:style>
    <style:style style:name="T3" style:family="text">
      <style:text-properties style:font-name="Courier 10 Pitch1"/>
    </style:style>
    <style:style style:name="T4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xercises for Conditionals and Loops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the passwor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 up an array with a list of words, including “Pizza”. <text:s/></text:p>
              </text:list-item>
              <text:list-item>
                <text:p>Set up a loop that picks a random word from the list and prints it. <text:s/></text:p>
              </text:list-item>
              <text:list-item>
                <text:p>If the element selected is the secret word (Pizza), the loop terminates. Otherwise, it contin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Morse Cod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dify your morse code solution to accept an arbitrary text string.</text:p>
              </text:list-item>
              <text:list-item>
                <text:p>Output will be one Morse-encoded word per line.</text:p>
              </text:list-item>
              <text:list-item>
                <text:p>Letters will have three spaces between them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ve Oswald</text:p>
                <text:p/>
                <text:p><text:span text:style-name="T1">-.. <text:s text:c="2"/>.- <text:s text:c="2"/>...- <text:s text:c="2"/>.</text:span></text:p>
                <text:p><text:span text:style-name="T1">--.- <text:s text:c="2"/>... <text:s text:c="2"/>.-- <text:s text:c="2"/>.- <text:s text:c="2"/>.-.. <text:s text:c="2"/>-..</text:span></text:p>
                <text:p><text:span text:style-name="T2"/></text:p>
              </text:list-item>
              <text:list-item>
                <text:p><text:span text:style-name="T2">Hint: perldoc -f spli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nge due: $597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ustomer is owed some arbitrary dollar amount of change. <text:s/>Write a program that makes change using a reasonable number of bills from common US currency.</text:p>
              </text:list-item>
              <text:list-item>
                <text:p>Output the number of bills used from each denomination.</text:p>
              </text:list-item>
              <text:list-item>
                <text:p>At the end, output total number of bills used.</text:p>
                <text:p/>
                <text:p><text:span text:style-name="T3">my $money = 597;</text:span></text:p>
                <text:p><text:span text:style-name="T3"># You take it from here... ;)</text:span></text:p>
                <text:p><text:span text:style-name="T4"/></text:p>
              </text:list-item>
              <text:list-item>
                <text:p><text:span text:style-name="T4">A loop, integer division, and modulus (remainder) are usefu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16:38:40.658585457</meta:creation-date>
    <dc:date>2014-07-09T15:39:51.486353610</dc:date>
    <meta:editing-duration>PT14M36S</meta:editing-duration>
    <meta:editing-cycles>3</meta:editing-cycles>
    <meta:generator>LibreOffice/4.2.4.2$Linux_X86_64 LibreOffice_project/420m0$Build-2</meta:generator>
    <meta:document-statistic meta:object-count="37"/>
  </office:meta>
</office:document-meta>
</file>